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4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um Voltage Determination" table:style-name="ta1">
        <table:shapes>
          <draw:frame draw:z-index="0" draw:style-name="gr1" draw:text-style-name="P1" svg:width="15.998cm" svg:height="9.004cm" svg:x="7.903cm" svg:y="8.128cm">
            <draw:object draw:notify-on-update-of-ranges="'Optimum Voltage Determination'.B3:'Optimum Voltage Determination'.B12 'Optimum Voltage Determination'.H3:'Optimum Voltage Determination'.H12 'Optimum Voltage Determination'.B3:'Optimum Voltage Determination'.B12 'Optimum Voltage Determination'.O3:'Optimum Voltage Determination'.O12 'Optimum Voltage Determination'.B3:'Optimum Voltage Determination'.B12 'Optimum Voltage Determination'.N3:'Optimum Voltage Determination'.N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7" table:default-cell-style-name="ce6"/>
        <table:table-row table:style-name="ro1">
          <table:table-cell/>
          <table:table-cell table:style-name="ce1"/>
          <table:table-cell table:style-name="ce1" office:value-type="string" calcext:value-type="string" table:number-columns-spanned="5" table:number-rows-spanned="1">
            <text:p>Shutter Down (Background) (Counts)</text:p>
          </table:table-cell>
          <table:covered-table-cell table:number-columns-repeated="4" table:style-name="ce1"/>
          <table:table-cell table:style-name="ce1"/>
          <table:table-cell table:style-name="ce1" office:value-type="string" calcext:value-type="string" table:number-columns-spanned="5" table:number-rows-spanned="1">
            <text:p>Shutter Up (Signal + Background) (counts)</text:p>
          </table:table-cell>
          <table:covered-table-cell table:number-columns-repeated="4" table:style-name="ce1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Volt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g</text:p>
          </table:table-cell>
          <table:table-cell table:style-name="ce3" office:value-type="string" calcext:value-type="string">
            <text:p>True Count</text:p>
          </table:table-cell>
          <table:table-cell table:style-name="ce1" office:value-type="string" calcext:value-type="string">
            <text:p>True / Tot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formula="of:=AVERAGE([.C3:.G3])"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formula="of:=AVERAGE([.I3:.M3])" office:value-type="float" office:value="126.2" calcext:value-type="float">
            <text:p>126.2</text:p>
          </table:table-cell>
          <table:table-cell table:formula="of:=[.N3]-[.H3]" office:value-type="float" office:value="71.2" calcext:value-type="float">
            <text:p>71.2</text:p>
          </table:table-cell>
          <table:table-cell table:formula="of:=([.N3]-[.H3]) / [.N3]" office:value-type="float" office:value="0.56418383518225" calcext:value-type="float">
            <text:p>0.56418383518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formula="of:=AVERAGE([.C4:.G4])" office:value-type="float" office:value="89.8" calcext:value-type="float">
            <text:p>89.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table:formula="of:=AVERAGE([.I4:.M4])" office:value-type="float" office:value="176.4" calcext:value-type="float">
            <text:p>176.4</text:p>
          </table:table-cell>
          <table:table-cell table:formula="of:=[.N4]-[.H4]" office:value-type="float" office:value="86.6" calcext:value-type="float">
            <text:p>86.6</text:p>
          </table:table-cell>
          <table:table-cell table:formula="of:=([.N4]-[.H4]) / [.N4]" office:value-type="float" office:value="0.49092970521542" calcext:value-type="float">
            <text:p>0.49092970521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formula="of:=AVERAGE([.C5:.G5])" office:value-type="float" office:value="115.2" calcext:value-type="float">
            <text:p>115.2</text:p>
          </table:table-cell>
          <table:table-cell office:value-type="float" office:value="231" calcext:value-type="float">
            <text:p>231</text:p>
          </table:table-cell>
          <table:table-cell office:value-type="float" office:value="277" calcext:value-type="float">
            <text:p>277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table:formula="of:=AVERAGE([.I5:.M5])" office:value-type="float" office:value="247.2" calcext:value-type="float">
            <text:p>247.2</text:p>
          </table:table-cell>
          <table:table-cell table:formula="of:=[.N5]-[.H5]" office:value-type="float" office:value="132" calcext:value-type="float">
            <text:p>132</text:p>
          </table:table-cell>
          <table:table-cell table:formula="of:=([.N5]-[.H5]) / [.N5]" office:value-type="float" office:value="0.533980582524272" calcext:value-type="float">
            <text:p>0.533980582524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table:formula="of:=AVERAGE([.C6:.G6])" office:value-type="float" office:value="148.8" calcext:value-type="float">
            <text:p>148.8</text:p>
          </table:table-cell>
          <table:table-cell office:value-type="float" office:value="294" calcext:value-type="float">
            <text:p>294</text:p>
          </table:table-cell>
          <table:table-cell office:value-type="float" office:value="344" calcext:value-type="float">
            <text:p>344</text:p>
          </table:table-cell>
          <table:table-cell office:value-type="float" office:value="323" calcext:value-type="float">
            <text:p>323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table:formula="of:=AVERAGE([.I6:.M6])" office:value-type="float" office:value="315.4" calcext:value-type="float">
            <text:p>315.4</text:p>
          </table:table-cell>
          <table:table-cell table:formula="of:=[.N6]-[.H6]" office:value-type="float" office:value="166.6" calcext:value-type="float">
            <text:p>166.6</text:p>
          </table:table-cell>
          <table:table-cell table:formula="of:=([.N6]-[.H6]) / [.N6]" office:value-type="float" office:value="0.528218135700697" calcext:value-type="float">
            <text:p>0.528218135700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35" calcext:value-type="float">
            <text:p>235</text:p>
          </table:table-cell>
          <table:table-cell table:formula="of:=AVERAGE([.C7:.G7])" office:value-type="float" office:value="206.2" calcext:value-type="float">
            <text:p>206.2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 office:value-type="float" office:value="391" calcext:value-type="float">
            <text:p>391</text:p>
          </table:table-cell>
          <table:table-cell table:formula="of:=AVERAGE([.I7:.M7])" office:value-type="float" office:value="376.8" calcext:value-type="float">
            <text:p>376.8</text:p>
          </table:table-cell>
          <table:table-cell table:formula="of:=[.N7]-[.H7]" office:value-type="float" office:value="170.6" calcext:value-type="float">
            <text:p>170.6</text:p>
          </table:table-cell>
          <table:table-cell table:formula="of:=([.N7]-[.H7]) / [.N7]" office:value-type="float" office:value="0.45276008492569" calcext:value-type="float">
            <text:p>0.45276008492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table:formula="of:=AVERAGE([.C8:.G8])" office:value-type="float" office:value="228.6" calcext:value-type="float">
            <text:p>228.6</text:p>
          </table:table-cell>
          <table:table-cell office:value-type="float" office:value="453" calcext:value-type="float">
            <text:p>453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506" calcext:value-type="float">
            <text:p>506</text:p>
          </table:table-cell>
          <table:table-cell table:formula="of:=AVERAGE([.I8:.M8])" office:value-type="float" office:value="477.8" calcext:value-type="float">
            <text:p>477.8</text:p>
          </table:table-cell>
          <table:table-cell table:formula="of:=[.N8]-[.H8]" office:value-type="float" office:value="249.2" calcext:value-type="float">
            <text:p>249.2</text:p>
          </table:table-cell>
          <table:table-cell table:formula="of:=([.N8]-[.H8]) / [.N8]" office:value-type="float" office:value="0.521557136877355" calcext:value-type="float">
            <text:p>0.521557136877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18" calcext:value-type="float">
            <text:p>318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354" calcext:value-type="float">
            <text:p>354</text:p>
          </table:table-cell>
          <table:table-cell office:value-type="float" office:value="262" calcext:value-type="float">
            <text:p>262</text:p>
          </table:table-cell>
          <table:table-cell table:formula="of:=AVERAGE([.C9:.G9])" office:value-type="float" office:value="303.6" calcext:value-type="float">
            <text:p>303.6</text:p>
          </table:table-cell>
          <table:table-cell office:value-type="float" office:value="509" calcext:value-type="float">
            <text:p>509</text:p>
          </table:table-cell>
          <table:table-cell office:value-type="float" office:value="554" calcext:value-type="float">
            <text:p>554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  <table:table-cell office:value-type="float" office:value="544" calcext:value-type="float">
            <text:p>544</text:p>
          </table:table-cell>
          <table:table-cell table:formula="of:=AVERAGE([.I9:.M9])" office:value-type="float" office:value="524.4" calcext:value-type="float">
            <text:p>524.4</text:p>
          </table:table-cell>
          <table:table-cell table:formula="of:=[.N9]-[.H9]" office:value-type="float" office:value="220.8" calcext:value-type="float">
            <text:p>220.8</text:p>
          </table:table-cell>
          <table:table-cell table:formula="of:=([.N9]-[.H9]) / [.N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332" calcext:value-type="float">
            <text:p>332</text:p>
          </table:table-cell>
          <table:table-cell office:value-type="float" office:value="393" calcext:value-type="float">
            <text:p>393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77" calcext:value-type="float">
            <text:p>377</text:p>
          </table:table-cell>
          <table:table-cell table:formula="of:=AVERAGE([.C10:.G10])" office:value-type="float" office:value="364" calcext:value-type="float">
            <text:p>364</text:p>
          </table:table-cell>
          <table:table-cell office:value-type="float" office:value="659" calcext:value-type="float">
            <text:p>659</text:p>
          </table:table-cell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650" calcext:value-type="float">
            <text:p>650</text:p>
          </table:table-cell>
          <table:table-cell office:value-type="float" office:value="624" calcext:value-type="float">
            <text:p>624</text:p>
          </table:table-cell>
          <table:table-cell table:formula="of:=AVERAGE([.I10:.M10])" office:value-type="float" office:value="638.4" calcext:value-type="float">
            <text:p>638.4</text:p>
          </table:table-cell>
          <table:table-cell table:formula="of:=[.N10]-[.H10]" office:value-type="float" office:value="274.4" calcext:value-type="float">
            <text:p>274.4</text:p>
          </table:table-cell>
          <table:table-cell table:formula="of:=([.N10]-[.H10]) / [.N10]" office:value-type="float" office:value="0.429824561403509" calcext:value-type="float">
            <text:p>0.429824561403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table:formula="of:=AVERAGE([.C11:.G11])" office:value-type="float" office:value="435.4" calcext:value-type="float">
            <text:p>435.4</text:p>
          </table:table-cell>
          <table:table-cell office:value-type="float" office:value="733" calcext:value-type="float">
            <text:p>733</text:p>
          </table:table-cell>
          <table:table-cell office:value-type="float" office:value="711" calcext:value-type="float">
            <text:p>711</text:p>
          </table:table-cell>
          <table:table-cell office:value-type="float" office:value="721" calcext:value-type="float">
            <text:p>721</text:p>
          </table:table-cell>
          <table:table-cell office:value-type="float" office:value="706" calcext:value-type="float">
            <text:p>706</text:p>
          </table:table-cell>
          <table:table-cell office:value-type="float" office:value="723" calcext:value-type="float">
            <text:p>723</text:p>
          </table:table-cell>
          <table:table-cell table:formula="of:=AVERAGE([.I11:.M11])" office:value-type="float" office:value="718.8" calcext:value-type="float">
            <text:p>718.8</text:p>
          </table:table-cell>
          <table:table-cell table:formula="of:=[.N11]-[.H11]" office:value-type="float" office:value="283.4" calcext:value-type="float">
            <text:p>283.4</text:p>
          </table:table-cell>
          <table:table-cell table:formula="of:=([.N11]-[.H11]) / [.N11]" office:value-type="float" office:value="0.394268224819143" calcext:value-type="float">
            <text:p>0.394268224819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501" calcext:value-type="float">
            <text:p>501</text:p>
          </table:table-cell>
          <table:table-cell office:value-type="float" office:value="525" calcext:value-type="float">
            <text:p>525</text:p>
          </table:table-cell>
          <table:table-cell office:value-type="float" office:value="609" calcext:value-type="float">
            <text:p>609</text:p>
          </table:table-cell>
          <table:table-cell office:value-type="float" office:value="493" calcext:value-type="float">
            <text:p>493</text:p>
          </table:table-cell>
          <table:table-cell office:value-type="float" office:value="514" calcext:value-type="float">
            <text:p>514</text:p>
          </table:table-cell>
          <table:table-cell table:formula="of:=AVERAGE([.C12:.G12])" office:value-type="float" office:value="528.4" calcext:value-type="float">
            <text:p>528.4</text:p>
          </table:table-cell>
          <table:table-cell office:value-type="float" office:value="734" calcext:value-type="float">
            <text:p>734</text:p>
          </table:table-cell>
          <table:table-cell office:value-type="float" office:value="818" calcext:value-type="float">
            <text:p>818</text:p>
          </table:table-cell>
          <table:table-cell office:value-type="float" office:value="765" calcext:value-type="float">
            <text:p>765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 table:formula="of:=AVERAGE([.I12:.M12])" office:value-type="float" office:value="784.2" calcext:value-type="float">
            <text:p>784.2</text:p>
          </table:table-cell>
          <table:table-cell table:formula="of:=[.N12]-[.H12]" office:value-type="float" office:value="255.8" calcext:value-type="float">
            <text:p>255.8</text:p>
          </table:table-cell>
          <table:table-cell table:formula="of:=([.N12]-[.H12]) / [.N12]" office:value-type="float" office:value="0.326192297883193" calcext:value-type="float">
            <text:p>0.32619229788319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4"/>
        </table:table-row>
      </table:table>
      <table:table table:name="550v Backgroun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3:.C22])" office:value-type="float" office:value="147.1" calcext:value-type="float">
            <text:p>147.1</text:p>
          </table:table-cell>
        </table:table-row>
        <table:table-row table:style-name="ro1">
          <table:table-cell/>
          <table:table-cell office:value-type="string" calcext:value-type="string">
            <text:p>Error:</text:p>
          </table:table-cell>
          <table:table-cell table:formula="of:=SQRT(SUM([.C3:.C22])) / COUNT([.C3:.C22])" office:value-type="float" office:value="2.71201032446412" calcext:value-type="float">
            <text:p>2.71201032446412</text:p>
          </table:table-cell>
        </table:table-row>
      </table:table>
      <table:table table:name="Interference Pattern 1" table:style-name="ta1">
        <table:shapes>
          <draw:frame draw:z-index="0" draw:style-name="gr1" draw:text-style-name="P1" svg:width="20.195cm" svg:height="12.405cm" svg:x="25.999cm" svg:y="2.709cm">
            <draw:object draw:notify-on-update-of-ranges="'Interference Pattern 1'.B3:'Interference Pattern 1'.B53 'Interference Pattern 1'.I3:'Interference Pattern 1'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ackground Corrected</text:p>
          </table:table-cell>
          <table:table-cell table:style-name="ce1" office:value-type="string" calcext:value-type="string">
            <text:p>Error</text:p>
          </table:table-cell>
          <table:table-cell/>
          <table:table-cell office:value-type="string" calcext:value-type="string">
            <text:p>Background: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88" calcext:value-type="float">
            <text:p>188</text:p>
          </table:table-cell>
          <table:table-cell table:style-name="ce6" table:formula="of:=AVERAGE([.C3:.G3])" office:value-type="float" office:value="182.4" calcext:value-type="float">
            <text:p>182.4</text:p>
          </table:table-cell>
          <table:table-cell table:style-name="ce6" table:formula="of:=[.H3]-[.$M$2]" office:value-type="float" office:value="35.3" calcext:value-type="float">
            <text:p>35.3</text:p>
          </table:table-cell>
          <table:table-cell table:style-name="ce6" table:formula="of:=SQRT([.$M$3]^2 + (SQRT(SUM([.C3:.G3]))/5)^2)" office:value-type="float" office:value="6.62080055582405" calcext:value-type="float">
            <text:p>6.62080055582405</text:p>
          </table:table-cell>
          <table:table-cell/>
          <table:table-cell office:value-type="string" calcext:value-type="string">
            <text:p>Error:</text:p>
          </table:table-cell>
          <table:table-cell office:value-type="float" office:value="2.71201032446412" calcext:value-type="float">
            <text:p>2.7120103244641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19" calcext:value-type="float">
            <text:p>219</text:p>
          </table:table-cell>
          <table:table-cell table:style-name="ce6" table:formula="of:=AVERAGE([.C4:.G4])" office:value-type="float" office:value="213.2" calcext:value-type="float">
            <text:p>213.2</text:p>
          </table:table-cell>
          <table:table-cell table:style-name="ce6" table:formula="of:=[.H4]-[.$M$2]" office:value-type="float" office:value="66.1" calcext:value-type="float">
            <text:p>66.1</text:p>
          </table:table-cell>
          <table:table-cell table:style-name="ce6" table:formula="of:=SQRT([.$M$3]^2 + (SQRT(SUM([.C4:.G4]))/5)^2)" office:value-type="float" office:value="7.07071424963561" calcext:value-type="float">
            <text:p>7.07071424963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22" calcext:value-type="float">
            <text:p>222</text:p>
          </table:table-cell>
          <table:table-cell table:style-name="ce6" table:formula="of:=AVERAGE([.C5:.G5])" office:value-type="float" office:value="206.2" calcext:value-type="float">
            <text:p>206.2</text:p>
          </table:table-cell>
          <table:table-cell table:style-name="ce6" table:formula="of:=[.H5]-[.$M$2]" office:value-type="float" office:value="59.1" calcext:value-type="float">
            <text:p>59.1</text:p>
          </table:table-cell>
          <table:table-cell table:style-name="ce6" table:formula="of:=SQRT([.$M$3]^2 + (SQRT(SUM([.C5:.G5]))/5)^2)" office:value-type="float" office:value="6.97101140438029" calcext:value-type="float">
            <text:p>6.97101140438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AVERAGE([.C6:.G6])" office:value-type="float" office:value="182.8" calcext:value-type="float">
            <text:p>182.8</text:p>
          </table:table-cell>
          <table:table-cell table:style-name="ce6" table:formula="of:=[.H6]-[.$M$2]" office:value-type="float" office:value="35.7" calcext:value-type="float">
            <text:p>35.7</text:p>
          </table:table-cell>
          <table:table-cell table:style-name="ce6" table:formula="of:=SQRT([.$M$3]^2 + (SQRT(SUM([.C6:.G6]))/5)^2)" office:value-type="float" office:value="6.62683936730022" calcext:value-type="float">
            <text:p>6.62683936730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06" calcext:value-type="float">
            <text:p>206</text:p>
          </table:table-cell>
          <table:table-cell table:style-name="ce6" table:formula="of:=AVERAGE([.C7:.G7])" office:value-type="float" office:value="222.8" calcext:value-type="float">
            <text:p>222.8</text:p>
          </table:table-cell>
          <table:table-cell table:style-name="ce6" table:formula="of:=[.H7]-[.$M$2]" office:value-type="float" office:value="75.7" calcext:value-type="float">
            <text:p>75.7</text:p>
          </table:table-cell>
          <table:table-cell table:style-name="ce6" table:formula="of:=SQRT([.$M$3]^2 + (SQRT(SUM([.C7:.G7]))/5)^2)" office:value-type="float" office:value="7.20520645089369" calcext:value-type="float">
            <text:p>7.20520645089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279" calcext:value-type="float">
            <text:p>279</text:p>
          </table:table-cell>
          <table:table-cell table:style-name="ce6" table:formula="of:=AVERAGE([.C8:.G8])" office:value-type="float" office:value="279.6" calcext:value-type="float">
            <text:p>279.6</text:p>
          </table:table-cell>
          <table:table-cell table:style-name="ce6" table:formula="of:=[.H8]-[.$M$2]" office:value-type="float" office:value="132.5" calcext:value-type="float">
            <text:p>132.5</text:p>
          </table:table-cell>
          <table:table-cell table:style-name="ce6" table:formula="of:=SQRT([.$M$3]^2 + (SQRT(SUM([.C8:.G8]))/5)^2)" office:value-type="float" office:value="7.95455844154784" calcext:value-type="float">
            <text:p>7.95455844154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309" calcext:value-type="float">
            <text:p>309</text:p>
          </table:table-cell>
          <table:table-cell table:style-name="ce6" table:formula="of:=AVERAGE([.C9:.G9])" office:value-type="float" office:value="321.6" calcext:value-type="float">
            <text:p>321.6</text:p>
          </table:table-cell>
          <table:table-cell table:style-name="ce6" table:formula="of:=[.H9]-[.$M$2]" office:value-type="float" office:value="174.5" calcext:value-type="float">
            <text:p>174.5</text:p>
          </table:table-cell>
          <table:table-cell table:style-name="ce6" table:formula="of:=SQRT([.$M$3]^2 + (SQRT(SUM([.C9:.G9]))/5)^2)" office:value-type="float" office:value="8.46610890551261" calcext:value-type="float">
            <text:p>8.466108905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12" calcext:value-type="float">
            <text:p>212</text:p>
          </table:table-cell>
          <table:table-cell table:style-name="ce6" table:formula="of:=AVERAGE([.C10:.G10])" office:value-type="float" office:value="206" calcext:value-type="float">
            <text:p>206</text:p>
          </table:table-cell>
          <table:table-cell table:style-name="ce6" table:formula="of:=[.H10]-[.$M$2]" office:value-type="float" office:value="58.9" calcext:value-type="float">
            <text:p>58.9</text:p>
          </table:table-cell>
          <table:table-cell table:style-name="ce6" table:formula="of:=SQRT([.$M$3]^2 + (SQRT(SUM([.C10:.G10]))/5)^2)" office:value-type="float" office:value="6.96814178960216" calcext:value-type="float">
            <text:p>6.96814178960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337" calcext:value-type="float">
            <text:p>337</text:p>
          </table:table-cell>
          <table:table-cell table:style-name="ce6" table:formula="of:=AVERAGE([.C11:.G11])" office:value-type="float" office:value="313.6" calcext:value-type="float">
            <text:p>313.6</text:p>
          </table:table-cell>
          <table:table-cell table:style-name="ce6" table:formula="of:=[.H11]-[.$M$2]" office:value-type="float" office:value="166.5" calcext:value-type="float">
            <text:p>166.5</text:p>
          </table:table-cell>
          <table:table-cell table:style-name="ce6" table:formula="of:=SQRT([.$M$3]^2 + (SQRT(SUM([.C11:.G11]))/5)^2)" office:value-type="float" office:value="8.37108117270404" calcext:value-type="float">
            <text:p>8.37108117270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477" calcext:value-type="float">
            <text:p>477</text:p>
          </table:table-cell>
          <table:table-cell table:style-name="ce6" table:formula="of:=AVERAGE([.C12:.G12])" office:value-type="float" office:value="500.8" calcext:value-type="float">
            <text:p>500.8</text:p>
          </table:table-cell>
          <table:table-cell table:style-name="ce6" table:formula="of:=[.H12]-[.$M$2]" office:value-type="float" office:value="353.7" calcext:value-type="float">
            <text:p>353.7</text:p>
          </table:table-cell>
          <table:table-cell table:style-name="ce6" table:formula="of:=SQRT([.$M$3]^2 + (SQRT(SUM([.C12:.G12]))/5)^2)" office:value-type="float" office:value="10.3689440156652" calcext:value-type="float">
            <text:p>10.3689440156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402" calcext:value-type="float">
            <text:p>402</text:p>
          </table:table-cell>
          <table:table-cell table:style-name="ce6" table:formula="of:=AVERAGE([.C13:.G13])" office:value-type="float" office:value="367" calcext:value-type="float">
            <text:p>367</text:p>
          </table:table-cell>
          <table:table-cell table:style-name="ce6" table:formula="of:=[.H13]-[.$M$2]" office:value-type="float" office:value="219.9" calcext:value-type="float">
            <text:p>219.9</text:p>
          </table:table-cell>
          <table:table-cell table:style-name="ce6" table:formula="of:=SQRT([.$M$3]^2 + (SQRT(SUM([.C13:.G13]))/5)^2)" office:value-type="float" office:value="8.98637858094127" calcext:value-type="float">
            <text:p>8.98637858094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AVERAGE([.C14:.G14])" office:value-type="float" office:value="177" calcext:value-type="float">
            <text:p>177</text:p>
          </table:table-cell>
          <table:table-cell table:style-name="ce6" table:formula="of:=[.H14]-[.$M$2]" office:value-type="float" office:value="29.9" calcext:value-type="float">
            <text:p>29.9</text:p>
          </table:table-cell>
          <table:table-cell table:style-name="ce6" table:formula="of:=SQRT([.$M$3]^2 + (SQRT(SUM([.C14:.G14]))/5)^2)" office:value-type="float" office:value="6.53873076368801" calcext:value-type="float">
            <text:p>6.53873076368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386" calcext:value-type="float">
            <text:p>386</text:p>
          </table:table-cell>
          <table:table-cell table:style-name="ce6" table:formula="of:=AVERAGE([.C15:.G15])" office:value-type="float" office:value="425.8" calcext:value-type="float">
            <text:p>425.8</text:p>
          </table:table-cell>
          <table:table-cell table:style-name="ce6" table:formula="of:=[.H15]-[.$M$2]" office:value-type="float" office:value="278.7" calcext:value-type="float">
            <text:p>278.7</text:p>
          </table:table-cell>
          <table:table-cell table:style-name="ce6" table:formula="of:=SQRT([.$M$3]^2 + (SQRT(SUM([.C15:.G15]))/5)^2)" office:value-type="float" office:value="9.61847181209157" calcext:value-type="float">
            <text:p>9.61847181209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style-name="ce6" office:value-type="float" office:value="565" calcext:value-type="float">
            <text:p>565</text:p>
          </table:table-cell>
          <table:table-cell table:style-name="ce6" office:value-type="float" office:value="693" calcext:value-type="float">
            <text:p>693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673" calcext:value-type="float">
            <text:p>673</text:p>
          </table:table-cell>
          <table:table-cell table:style-name="ce6" table:formula="of:=AVERAGE([.C16:.G16])" office:value-type="float" office:value="663.4" calcext:value-type="float">
            <text:p>663.4</text:p>
          </table:table-cell>
          <table:table-cell table:style-name="ce6" table:formula="of:=[.H16]-[.$M$2]" office:value-type="float" office:value="516.3" calcext:value-type="float">
            <text:p>516.3</text:p>
          </table:table-cell>
          <table:table-cell table:style-name="ce6" table:formula="of:=SQRT([.$M$3]^2 + (SQRT(SUM([.C16:.G16]))/5)^2)" office:value-type="float" office:value="11.8336384937178" calcext:value-type="float">
            <text:p>11.8336384937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453" calcext:value-type="float">
            <text:p>453</text:p>
          </table:table-cell>
          <table:table-cell table:style-name="ce6" table:formula="of:=AVERAGE([.C17:.G17])" office:value-type="float" office:value="448.2" calcext:value-type="float">
            <text:p>448.2</text:p>
          </table:table-cell>
          <table:table-cell table:style-name="ce6" table:formula="of:=[.H17]-[.$M$2]" office:value-type="float" office:value="301.1" calcext:value-type="float">
            <text:p>301.1</text:p>
          </table:table-cell>
          <table:table-cell table:style-name="ce6" table:formula="of:=SQRT([.$M$3]^2 + (SQRT(SUM([.C17:.G17]))/5)^2)" office:value-type="float" office:value="9.84860396198365" calcext:value-type="float">
            <text:p>9.84860396198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1" calcext:value-type="float">
            <text:p>181</text:p>
          </table:table-cell>
          <table:table-cell table:style-name="ce6" table:formula="of:=AVERAGE([.C18:.G18])" office:value-type="float" office:value="192.6" calcext:value-type="float">
            <text:p>192.6</text:p>
          </table:table-cell>
          <table:table-cell table:style-name="ce6" table:formula="of:=[.H18]-[.$M$2]" office:value-type="float" office:value="45.5" calcext:value-type="float">
            <text:p>45.5</text:p>
          </table:table-cell>
          <table:table-cell table:style-name="ce6" table:formula="of:=SQRT([.$M$3]^2 + (SQRT(SUM([.C18:.G18]))/5)^2)" office:value-type="float" office:value="6.77310859207203" calcext:value-type="float">
            <text:p>6.77310859207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503" calcext:value-type="float">
            <text:p>503</text:p>
          </table:table-cell>
          <table:table-cell table:style-name="ce6" table:formula="of:=AVERAGE([.C19:.G19])" office:value-type="float" office:value="520.2" calcext:value-type="float">
            <text:p>520.2</text:p>
          </table:table-cell>
          <table:table-cell table:style-name="ce6" table:formula="of:=[.H19]-[.$M$2]" office:value-type="float" office:value="373.1" calcext:value-type="float">
            <text:p>373.1</text:p>
          </table:table-cell>
          <table:table-cell table:style-name="ce6" table:formula="of:=SQRT([.$M$3]^2 + (SQRT(SUM([.C19:.G19]))/5)^2)" office:value-type="float" office:value="10.5543829758068" calcext:value-type="float">
            <text:p>10.5543829758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877" calcext:value-type="float">
            <text:p>877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float" office:value="837" calcext:value-type="float">
            <text:p>837</text:p>
          </table:table-cell>
          <table:table-cell table:style-name="ce6" table:formula="of:=AVERAGE([.C20:.G20])" office:value-type="float" office:value="860" calcext:value-type="float">
            <text:p>860</text:p>
          </table:table-cell>
          <table:table-cell table:style-name="ce6" table:formula="of:=[.H20]-[.$M$2]" office:value-type="float" office:value="712.9" calcext:value-type="float">
            <text:p>712.9</text:p>
          </table:table-cell>
          <table:table-cell table:style-name="ce6" table:formula="of:=SQRT([.$M$3]^2 + (SQRT(SUM([.C20:.G20]))/5)^2)" office:value-type="float" office:value="13.3923485617721" calcext:value-type="float">
            <text:p>13.3923485617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AVERAGE([.C21:.G21])" office:value-type="float" office:value="531.2" calcext:value-type="float">
            <text:p>531.2</text:p>
          </table:table-cell>
          <table:table-cell table:style-name="ce6" table:formula="of:=[.H21]-[.$M$2]" office:value-type="float" office:value="384.1" calcext:value-type="float">
            <text:p>384.1</text:p>
          </table:table-cell>
          <table:table-cell table:style-name="ce6" table:formula="of:=SQRT([.$M$3]^2 + (SQRT(SUM([.C21:.G21]))/5)^2)" office:value-type="float" office:value="10.658095514678" calcext:value-type="float">
            <text:p>10.658095514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AVERAGE([.C22:.G22])" office:value-type="float" office:value="183.4" calcext:value-type="float">
            <text:p>183.4</text:p>
          </table:table-cell>
          <table:table-cell table:style-name="ce6" table:formula="of:=[.H22]-[.$M$2]" office:value-type="float" office:value="36.3" calcext:value-type="float">
            <text:p>36.3</text:p>
          </table:table-cell>
          <table:table-cell table:style-name="ce6" table:formula="of:=SQRT([.$M$3]^2 + (SQRT(SUM([.C22:.G22]))/5)^2)" office:value-type="float" office:value="6.63588728053755" calcext:value-type="float">
            <text:p>6.63588728053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542" calcext:value-type="float">
            <text:p>542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562" calcext:value-type="float">
            <text:p>562</text:p>
          </table:table-cell>
          <table:table-cell table:style-name="ce6" table:formula="of:=AVERAGE([.C23:.G23])" office:value-type="float" office:value="528.2" calcext:value-type="float">
            <text:p>528.2</text:p>
          </table:table-cell>
          <table:table-cell table:style-name="ce6" table:formula="of:=[.H23]-[.$M$2]" office:value-type="float" office:value="381.1" calcext:value-type="float">
            <text:p>381.1</text:p>
          </table:table-cell>
          <table:table-cell table:style-name="ce6" table:formula="of:=SQRT([.$M$3]^2 + (SQRT(SUM([.C23:.G23]))/5)^2)" office:value-type="float" office:value="10.6299106299159" calcext:value-type="float">
            <text:p>10.6299106299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889" calcext:value-type="float">
            <text:p>889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881" calcext:value-type="float">
            <text:p>881</text:p>
          </table:table-cell>
          <table:table-cell table:style-name="ce6" office:value-type="float" office:value="975" calcext:value-type="float">
            <text:p>975</text:p>
          </table:table-cell>
          <table:table-cell table:style-name="ce6" table:formula="of:=AVERAGE([.C24:.G24])" office:value-type="float" office:value="906.4" calcext:value-type="float">
            <text:p>906.4</text:p>
          </table:table-cell>
          <table:table-cell table:style-name="ce6" table:formula="of:=[.H24]-[.$M$2]" office:value-type="float" office:value="759.3" calcext:value-type="float">
            <text:p>759.3</text:p>
          </table:table-cell>
          <table:table-cell table:style-name="ce6" table:formula="of:=SQRT([.$M$3]^2 + (SQRT(SUM([.C24:.G24]))/5)^2)" office:value-type="float" office:value="13.7344457478269" calcext:value-type="float">
            <text:p>13.7344457478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33" calcext:value-type="float">
            <text:p>533</text:p>
          </table:table-cell>
          <table:table-cell table:style-name="ce6" table:formula="of:=AVERAGE([.C25:.G25])" office:value-type="float" office:value="512.4" calcext:value-type="float">
            <text:p>512.4</text:p>
          </table:table-cell>
          <table:table-cell table:style-name="ce6" table:formula="of:=[.H25]-[.$M$2]" office:value-type="float" office:value="365.3" calcext:value-type="float">
            <text:p>365.3</text:p>
          </table:table-cell>
          <table:table-cell table:style-name="ce6" table:formula="of:=SQRT([.$M$3]^2 + (SQRT(SUM([.C25:.G25]))/5)^2)" office:value-type="float" office:value="10.4802194633509" calcext:value-type="float">
            <text:p>10.4802194633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92" calcext:value-type="float">
            <text:p>192</text:p>
          </table:table-cell>
          <table:table-cell table:style-name="ce6" table:formula="of:=AVERAGE([.C26:.G26])" office:value-type="float" office:value="198" calcext:value-type="float">
            <text:p>198</text:p>
          </table:table-cell>
          <table:table-cell table:style-name="ce6" table:formula="of:=[.H26]-[.$M$2]" office:value-type="float" office:value="50.9" calcext:value-type="float">
            <text:p>50.9</text:p>
          </table:table-cell>
          <table:table-cell table:style-name="ce6" table:formula="of:=SQRT([.$M$3]^2 + (SQRT(SUM([.C26:.G26]))/5)^2)" office:value-type="float" office:value="6.85237185213996" calcext:value-type="float">
            <text:p>6.85237185213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AVERAGE([.C27:.G27])" office:value-type="float" office:value="572.6" calcext:value-type="float">
            <text:p>572.6</text:p>
          </table:table-cell>
          <table:table-cell table:style-name="ce6" table:formula="of:=[.H27]-[.$M$2]" office:value-type="float" office:value="425.5" calcext:value-type="float">
            <text:p>425.5</text:p>
          </table:table-cell>
          <table:table-cell table:style-name="ce6" table:formula="of:=SQRT([.$M$3]^2 + (SQRT(SUM([.C27:.G27]))/5)^2)" office:value-type="float" office:value="11.0397010829098" calcext:value-type="float">
            <text:p>11.0397010829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923" calcext:value-type="float">
            <text:p>923</text:p>
          </table:table-cell>
          <table:table-cell table:style-name="ce6" office:value-type="float" office:value="859" calcext:value-type="float">
            <text:p>859</text:p>
          </table:table-cell>
          <table:table-cell table:style-name="ce6" office:value-type="float" office:value="861" calcext:value-type="float">
            <text:p>861</text:p>
          </table:table-cell>
          <table:table-cell table:style-name="ce6" office:value-type="float" office:value="788" calcext:value-type="float">
            <text:p>788</text:p>
          </table:table-cell>
          <table:table-cell table:style-name="ce6" table:formula="of:=AVERAGE([.C28:.G28])" office:value-type="float" office:value="857.8" calcext:value-type="float">
            <text:p>857.8</text:p>
          </table:table-cell>
          <table:table-cell table:style-name="ce6" table:formula="of:=[.H28]-[.$M$2]" office:value-type="float" office:value="710.7" calcext:value-type="float">
            <text:p>710.7</text:p>
          </table:table-cell>
          <table:table-cell table:style-name="ce6" table:formula="of:=SQRT([.$M$3]^2 + (SQRT(SUM([.C28:.G28]))/5)^2)" office:value-type="float" office:value="13.3759111839157" calcext:value-type="float">
            <text:p>13.3759111839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formula="of:=AVERAGE([.C29:.G29])" office:value-type="float" office:value="445.2" calcext:value-type="float">
            <text:p>445.2</text:p>
          </table:table-cell>
          <table:table-cell table:style-name="ce6" table:formula="of:=[.H29]-[.$M$2]" office:value-type="float" office:value="298.1" calcext:value-type="float">
            <text:p>298.1</text:p>
          </table:table-cell>
          <table:table-cell table:style-name="ce6" table:formula="of:=SQRT([.$M$3]^2 + (SQRT(SUM([.C29:.G29]))/5)^2)" office:value-type="float" office:value="9.81809553834144" calcext:value-type="float">
            <text:p>9.81809553834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AVERAGE([.C30:.G30])" office:value-type="float" office:value="190.8" calcext:value-type="float">
            <text:p>190.8</text:p>
          </table:table-cell>
          <table:table-cell table:style-name="ce6" table:formula="of:=[.H30]-[.$M$2]" office:value-type="float" office:value="43.7" calcext:value-type="float">
            <text:p>43.7</text:p>
          </table:table-cell>
          <table:table-cell table:style-name="ce6" table:formula="of:=SQRT([.$M$3]^2 + (SQRT(SUM([.C30:.G30]))/5)^2)" office:value-type="float" office:value="6.74648056396815" calcext:value-type="float">
            <text:p>6.74648056396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546" calcext:value-type="float">
            <text:p>546</text:p>
          </table:table-cell>
          <table:table-cell table:style-name="ce6" table:formula="of:=AVERAGE([.C31:.G31])" office:value-type="float" office:value="504.4" calcext:value-type="float">
            <text:p>504.4</text:p>
          </table:table-cell>
          <table:table-cell table:style-name="ce6" table:formula="of:=[.H31]-[.$M$2]" office:value-type="float" office:value="357.3" calcext:value-type="float">
            <text:p>357.3</text:p>
          </table:table-cell>
          <table:table-cell table:style-name="ce6" table:formula="of:=SQRT([.$M$3]^2 + (SQRT(SUM([.C31:.G31]))/5)^2)" office:value-type="float" office:value="10.4036051443718" calcext:value-type="float">
            <text:p>10.4036051443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715" calcext:value-type="float">
            <text:p>715</text:p>
          </table:table-cell>
          <table:table-cell table:style-name="ce6" table:formula="of:=AVERAGE([.C32:.G32])" office:value-type="float" office:value="682" calcext:value-type="float">
            <text:p>682</text:p>
          </table:table-cell>
          <table:table-cell table:style-name="ce6" table:formula="of:=[.H32]-[.$M$2]" office:value-type="float" office:value="534.9" calcext:value-type="float">
            <text:p>534.9</text:p>
          </table:table-cell>
          <table:table-cell table:style-name="ce6" table:formula="of:=SQRT([.$M$3]^2 + (SQRT(SUM([.C32:.G32]))/5)^2)" office:value-type="float" office:value="11.9897873208827" calcext:value-type="float">
            <text:p>11.9897873208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363" calcext:value-type="float">
            <text:p>363</text:p>
          </table:table-cell>
          <table:table-cell table:style-name="ce6" table:formula="of:=AVERAGE([.C33:.G33])" office:value-type="float" office:value="398.2" calcext:value-type="float">
            <text:p>398.2</text:p>
          </table:table-cell>
          <table:table-cell table:style-name="ce6" table:formula="of:=[.H33]-[.$M$2]" office:value-type="float" office:value="251.1" calcext:value-type="float">
            <text:p>251.1</text:p>
          </table:table-cell>
          <table:table-cell table:style-name="ce6" table:formula="of:=SQRT([.$M$3]^2 + (SQRT(SUM([.C33:.G33]))/5)^2)" office:value-type="float" office:value="9.32711102110402" calcext:value-type="float">
            <text:p>9.32711102110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2" calcext:value-type="float">
            <text:p>202</text:p>
          </table:table-cell>
          <table:table-cell table:style-name="ce6" table:formula="of:=AVERAGE([.C34:.G34])" office:value-type="float" office:value="189.2" calcext:value-type="float">
            <text:p>189.2</text:p>
          </table:table-cell>
          <table:table-cell table:style-name="ce6" table:formula="of:=[.H34]-[.$M$2]" office:value-type="float" office:value="42.1" calcext:value-type="float">
            <text:p>42.1</text:p>
          </table:table-cell>
          <table:table-cell table:style-name="ce6" table:formula="of:=SQRT([.$M$3]^2 + (SQRT(SUM([.C34:.G34]))/5)^2)" office:value-type="float" office:value="6.72272266273122" calcext:value-type="float">
            <text:p>6.72272266273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401" calcext:value-type="float">
            <text:p>401</text:p>
          </table:table-cell>
          <table:table-cell table:style-name="ce6" table:formula="of:=AVERAGE([.C35:.G35])" office:value-type="float" office:value="407.2" calcext:value-type="float">
            <text:p>407.2</text:p>
          </table:table-cell>
          <table:table-cell table:style-name="ce6" table:formula="of:=[.H35]-[.$M$2]" office:value-type="float" office:value="260.1" calcext:value-type="float">
            <text:p>260.1</text:p>
          </table:table-cell>
          <table:table-cell table:style-name="ce6" table:formula="of:=SQRT([.$M$3]^2 + (SQRT(SUM([.C35:.G35]))/5)^2)" office:value-type="float" office:value="9.42310989005222" calcext:value-type="float">
            <text:p>9.42310989005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491" calcext:value-type="float">
            <text:p>491</text:p>
          </table:table-cell>
          <table:table-cell table:style-name="ce6" table:formula="of:=AVERAGE([.C36:.G36])" office:value-type="float" office:value="499.6" calcext:value-type="float">
            <text:p>499.6</text:p>
          </table:table-cell>
          <table:table-cell table:style-name="ce6" table:formula="of:=[.H36]-[.$M$2]" office:value-type="float" office:value="352.5" calcext:value-type="float">
            <text:p>352.5</text:p>
          </table:table-cell>
          <table:table-cell table:style-name="ce6" table:formula="of:=SQRT([.$M$3]^2 + (SQRT(SUM([.C36:.G36]))/5)^2)" office:value-type="float" office:value="10.3573645296475" calcext:value-type="float">
            <text:p>10.3573645296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292" calcext:value-type="float">
            <text:p>292</text:p>
          </table:table-cell>
          <table:table-cell table:style-name="ce6" table:formula="of:=AVERAGE([.C37:.G37])" office:value-type="float" office:value="289.6" calcext:value-type="float">
            <text:p>289.6</text:p>
          </table:table-cell>
          <table:table-cell table:style-name="ce6" table:formula="of:=[.H37]-[.$M$2]" office:value-type="float" office:value="142.5" calcext:value-type="float">
            <text:p>142.5</text:p>
          </table:table-cell>
          <table:table-cell table:style-name="ce6" table:formula="of:=SQRT([.$M$3]^2 + (SQRT(SUM([.C37:.G37]))/5)^2)" office:value-type="float" office:value="8.07929452365737" calcext:value-type="float">
            <text:p>8.07929452365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AVERAGE([.C38:.G38])" office:value-type="float" office:value="186" calcext:value-type="float">
            <text:p>186</text:p>
          </table:table-cell>
          <table:table-cell table:style-name="ce6" table:formula="of:=[.H38]-[.$M$2]" office:value-type="float" office:value="38.9" calcext:value-type="float">
            <text:p>38.9</text:p>
          </table:table-cell>
          <table:table-cell table:style-name="ce6" table:formula="of:=SQRT([.$M$3]^2 + (SQRT(SUM([.C38:.G38]))/5)^2)" office:value-type="float" office:value="6.67495318335642" calcext:value-type="float">
            <text:p>6.67495318335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AVERAGE([.C39:.G39])" office:value-type="float" office:value="286.6" calcext:value-type="float">
            <text:p>286.6</text:p>
          </table:table-cell>
          <table:table-cell table:style-name="ce6" table:formula="of:=[.H39]-[.$M$2]" office:value-type="float" office:value="139.5" calcext:value-type="float">
            <text:p>139.5</text:p>
          </table:table-cell>
          <table:table-cell table:style-name="ce6" table:formula="of:=SQRT([.$M$3]^2 + (SQRT(SUM([.C39:.G39]))/5)^2)" office:value-type="float" office:value="8.04207684618843" calcext:value-type="float">
            <text:p>8.04207684618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03" calcext:value-type="float">
            <text:p>303</text:p>
          </table:table-cell>
          <table:table-cell table:style-name="ce6" table:formula="of:=AVERAGE([.C40:.G40])" office:value-type="float" office:value="303.8" calcext:value-type="float">
            <text:p>303.8</text:p>
          </table:table-cell>
          <table:table-cell table:style-name="ce6" table:formula="of:=[.H40]-[.$M$2]" office:value-type="float" office:value="156.7" calcext:value-type="float">
            <text:p>156.7</text:p>
          </table:table-cell>
          <table:table-cell table:style-name="ce6" table:formula="of:=SQRT([.$M$3]^2 + (SQRT(SUM([.C40:.G40]))/5)^2)" office:value-type="float" office:value="8.25318120484459" calcext:value-type="float">
            <text:p>8.25318120484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2" table:style-name="ce6" office:value-type="float" office:value="230" calcext:value-type="float">
            <text:p>230</text:p>
          </table:table-cell>
          <table:table-cell table:style-name="ce6" table:formula="of:=AVERAGE([.C41:.G41])" office:value-type="float" office:value="224.2" calcext:value-type="float">
            <text:p>224.2</text:p>
          </table:table-cell>
          <table:table-cell table:style-name="ce6" table:formula="of:=[.H41]-[.$M$2]" office:value-type="float" office:value="77.1" calcext:value-type="float">
            <text:p>77.1</text:p>
          </table:table-cell>
          <table:table-cell table:style-name="ce6" table:formula="of:=SQRT([.$M$3]^2 + (SQRT(SUM([.C41:.G41]))/5)^2)" office:value-type="float" office:value="7.22461071615627" calcext:value-type="float">
            <text:p>7.22461071615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01" calcext:value-type="float">
            <text:p>201</text:p>
          </table:table-cell>
          <table:table-cell table:style-name="ce6" table:formula="of:=AVERAGE([.C42:.G42])" office:value-type="float" office:value="191.6" calcext:value-type="float">
            <text:p>191.6</text:p>
          </table:table-cell>
          <table:table-cell table:style-name="ce6" table:formula="of:=[.H42]-[.$M$2]" office:value-type="float" office:value="44.5" calcext:value-type="float">
            <text:p>44.5</text:p>
          </table:table-cell>
          <table:table-cell table:style-name="ce6" table:formula="of:=SQRT([.$M$3]^2 + (SQRT(SUM([.C42:.G42]))/5)^2)" office:value-type="float" office:value="6.75832819564129" calcext:value-type="float">
            <text:p>6.75832819564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table:number-columns-repeated="5"/>
          <table:table-cell table:style-name="ce6" table:formula="of:=AVERAGE([.C43:.G43])" office:value-type="string" office:string-value="" calcext:value-type="error">
            <text:p>#DIV/0!</text:p>
          </table:table-cell>
          <table:table-cell table:style-name="ce6" table:formula="of:=[.H43]-[.$M$2]" office:value-type="string" office:string-value="" calcext:value-type="error">
            <text:p>#DIV/0!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style-name="ce6" table:number-columns-repeated="5"/>
          <table:table-cell table:style-name="ce6" table:formula="of:=AVERAGE([.C44:.G44])" office:value-type="string" office:string-value="" calcext:value-type="error">
            <text:p>#DIV/0!</text:p>
          </table:table-cell>
          <table:table-cell table:style-name="ce6" table:formula="of:=[.H44]-[.$M$2]" office:value-type="string" office:string-value="" calcext:value-type="error">
            <text:p>#DIV/0!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style-name="ce6" table:number-columns-repeated="5"/>
          <table:table-cell table:style-name="ce6" table:formula="of:=AVERAGE([.C45:.G45])" office:value-type="string" office:string-value="" calcext:value-type="error">
            <text:p>#DIV/0!</text:p>
          </table:table-cell>
          <table:table-cell table:style-name="ce6" table:formula="of:=[.H45]-[.$M$2]" office:value-type="string" office:string-value="" calcext:value-type="error">
            <text:p>#DIV/0!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style-name="ce6" table:number-columns-repeated="5"/>
          <table:table-cell table:style-name="ce6" table:formula="of:=AVERAGE([.C46:.G46])" office:value-type="string" office:string-value="" calcext:value-type="error">
            <text:p>#DIV/0!</text:p>
          </table:table-cell>
          <table:table-cell table:style-name="ce6" table:formula="of:=[.H46]-[.$M$2]" office:value-type="string" office:string-value="" calcext:value-type="error">
            <text:p>#DIV/0!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number-columns-repeated="5"/>
          <table:table-cell table:style-name="ce6" table:formula="of:=AVERAGE([.C47:.G47])" office:value-type="string" office:string-value="" calcext:value-type="error">
            <text:p>#DIV/0!</text:p>
          </table:table-cell>
          <table:table-cell table:style-name="ce6" table:formula="of:=[.H47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style-name="ce6" table:formula="of:=AVERAGE([.C48:.G48])" office:value-type="string" office:string-value="" calcext:value-type="error">
            <text:p>#DIV/0!</text:p>
          </table:table-cell>
          <table:table-cell table:style-name="ce6" table:formula="of:=[.H48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number-columns-repeated="5"/>
          <table:table-cell table:style-name="ce6" table:formula="of:=AVERAGE([.C49:.G49])" office:value-type="string" office:string-value="" calcext:value-type="error">
            <text:p>#DIV/0!</text:p>
          </table:table-cell>
          <table:table-cell table:style-name="ce6" table:formula="of:=[.H49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number-columns-repeated="5"/>
          <table:table-cell table:style-name="ce6" table:formula="of:=AVERAGE([.C50:.G50])" office:value-type="string" office:string-value="" calcext:value-type="error">
            <text:p>#DIV/0!</text:p>
          </table:table-cell>
          <table:table-cell table:style-name="ce6" table:formula="of:=[.H50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number-columns-repeated="5"/>
          <table:table-cell table:style-name="ce6" table:formula="of:=AVERAGE([.C51:.G51])" office:value-type="string" office:string-value="" calcext:value-type="error">
            <text:p>#DIV/0!</text:p>
          </table:table-cell>
          <table:table-cell table:style-name="ce6" table:formula="of:=[.H51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number-columns-repeated="5"/>
          <table:table-cell table:style-name="ce6" table:formula="of:=AVERAGE([.C52:.G52])" office:value-type="string" office:string-value="" calcext:value-type="error">
            <text:p>#DIV/0!</text:p>
          </table:table-cell>
          <table:table-cell table:style-name="ce6" table:formula="of:=[.H52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6" table:formula="of:=AVERAGE([.C53:.G53])" office:value-type="string" office:string-value="" calcext:value-type="error">
            <text:p>#DIV/0!</text:p>
          </table:table-cell>
          <table:table-cell table:style-name="ce6" table:formula="of:=[.H53]-[.$M$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6:15:12.785325196</meta:creation-date>
    <meta:generator>LibreOffice/7.3.7.2$Linux_X86_64 LibreOffice_project/30$Build-2</meta:generator>
    <dc:date>2026-02-08T16:57:24.348135543</dc:date>
    <meta:editing-duration>P1DT21H26M55S</meta:editing-duration>
    <meta:editing-cycles>4</meta:editing-cycles>
    <meta:document-statistic meta:table-count="3" meta:cell-count="61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196cm" svg:height="12.406cm" xlink:href=".." xlink:type="simple" chart:class="chart:scatter" chart:style-name="ch1">
        <chart:plot-area chart:style-name="ch2" table:cell-range-address="'Interference Pattern 1'.B3:'Interference Pattern 1'.B53 'Interference Pattern 1'.I3:'Interference Pattern 1'.I53" svg:x="0.403cm" svg:y="0.248cm" svg:width="19.39cm" svg:height="11.91cm">
          <chart:coordinate-region svg:x="1.226cm" svg:y="0.45cm" svg:width="18.375cm" svg:height="11.055cm"/>
          <chart:axis chart:dimension="x" chart:name="primary-x" chart:style-name="ch3"/>
          <chart:axis chart:dimension="y" chart:name="primary-y" chart:style-name="ch4"/>
          <chart:series chart:style-name="ch5" chart:values-cell-range-address="'Interference Pattern 1'.I3:'Interference Pattern 1'.I53" chart:class="chart:scatter">
            <chart:domain table:cell-range-address="'Interference Pattern 1'.B3:'Interference Pattern 1'.B53"/>
            <chart:data-point chart:repeated="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terference Pattern 1'.B3:'Interference Pattern 1'.B53</svg:desc>
                </draw:g>
              </table:table-cell>
              <table:table-cell office:value-type="float" office:value="35.3">
                <text:p>35.3</text:p>
                <draw:g>
                  <svg:desc>'Interference Pattern 1'.I3:'Interference Pattern 1'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19.9">
                <text:p>21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78.7">
                <text:p>27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301.1">
                <text:p>30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712.9">
                <text:p>712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384.1">
                <text:p>38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81.1">
                <text:p>38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759.3">
                <text:p>75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365.3">
                <text:p>365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710.7">
                <text:p>71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298.1">
                <text:p>298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534.9">
                <text:p>534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51.1">
                <text:p>25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260.1">
                <text:p>26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column-mapping="0 1 3 2" chart:style-name="ch1">
        <chart:legend chart:legend-position="end" svg:x="13.067cm" svg:y="3.696cm" style:legend-expansion="high" chart:style-name="ch2"/>
        <chart:plot-area chart:style-name="ch3" table:cell-range-address="'Optimum Voltage Determination'.B3:'Optimum Voltage Determination'.B12 'Optimum Voltage Determination'.H3:'Optimum Voltage Determination'.H12 'Optimum Voltage Determination'.N3:'Optimum Voltage Determination'.O12" svg:x="0.319cm" svg:y="0.18cm" svg:width="12.429cm" svg:height="8.645cm">
          <chart:coordinate-region svg:x="1.143cm" svg:y="0.382cm" svg:width="11.318cm" svg:height="7.79cm"/>
          <chart:axis chart:dimension="x" chart:name="primary-x" chart:style-name="ch4"/>
          <chart:axis chart:dimension="y" chart:name="primary-y" chart:style-name="ch5"/>
          <chart:series chart:style-name="ch6" chart:values-cell-range-address="'Optimum Voltage Determination'.H3:'Optimum Voltage Determination'.H12" chart:class="chart:scatter">
            <chart:domain table:cell-range-address="'Optimum Voltage Determination'.B3:'Optimum Voltage Determination'.B12"/>
            <chart:data-point chart:repeated="10"/>
          </chart:series>
          <chart:series chart:style-name="ch7" chart:values-cell-range-address="'Optimum Voltage Determination'.O3:'Optimum Voltage Determination'.O12" chart:class="chart:scatter">
            <chart:data-point chart:repeated="10"/>
          </chart:series>
          <chart:series chart:style-name="ch8" chart:values-cell-range-address="'Optimum Voltage Determination'.N3:'Optimum Voltage Determination'.N1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">
                <text:p>520</text:p>
                <draw:g>
                  <svg:desc>'Optimum Voltage Determination'.B3:'Optimum Voltage Determination'.B12</svg:desc>
                </draw:g>
              </table:table-cell>
              <table:table-cell office:value-type="float" office:value="55">
                <text:p>55</text:p>
                <draw:g>
                  <svg:desc>'Optimum Voltage Determination'.H3:'Optimum Voltage Determination'.H12</svg:desc>
                </draw:g>
              </table:table-cell>
              <table:table-cell office:value-type="float" office:value="71.2">
                <text:p>71.2</text:p>
                <draw:g>
                  <svg:desc>'Optimum Voltage Determination'.O3:'Optimum Voltage Determination'.O12</svg:desc>
                </draw:g>
              </table:table-cell>
              <table:table-cell office:value-type="float" office:value="126.2">
                <text:p>126.2</text:p>
                <draw:g>
                  <svg:desc>'Optimum Voltage Determination'.N3:'Optimum Voltage Determination'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89.8">
                <text:p>89.8</text:p>
              </table:table-cell>
              <table:table-cell office:value-type="float" office:value="86.6">
                <text:p>86.6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115.2">
                <text:p>115.2</text:p>
              </table:table-cell>
              <table:table-cell office:value-type="float" office:value="132">
                <text:p>132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">
                <text:p>550</text:p>
              </table:table-cell>
              <table:table-cell office:value-type="float" office:value="148.8">
                <text:p>148.8</text:p>
              </table:table-cell>
              <table:table-cell office:value-type="float" office:value="166.6">
                <text:p>166.6</text:p>
              </table:table-cell>
              <table:table-cell office:value-type="float" office:value="315.4">
                <text:p>31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206.2">
                <text:p>206.2</text:p>
              </table:table-cell>
              <table:table-cell office:value-type="float" office:value="170.6">
                <text:p>170.6</text:p>
              </table:table-cell>
              <table:table-cell office:value-type="float" office:value="376.8">
                <text:p>37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0">
                <text:p>570</text:p>
              </table:table-cell>
              <table:table-cell office:value-type="float" office:value="228.6">
                <text:p>228.6</text:p>
              </table:table-cell>
              <table:table-cell office:value-type="float" office:value="249.2">
                <text:p>249.2</text:p>
              </table:table-cell>
              <table:table-cell office:value-type="float" office:value="477.8">
                <text:p>4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">
                <text:p>580</text:p>
              </table:table-cell>
              <table:table-cell office:value-type="float" office:value="303.6">
                <text:p>303.6</text:p>
              </table:table-cell>
              <table:table-cell office:value-type="float" office:value="220.8">
                <text:p>220.8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0">
                <text:p>590</text:p>
              </table:table-cell>
              <table:table-cell office:value-type="float" office:value="364">
                <text:p>364</text:p>
              </table:table-cell>
              <table:table-cell office:value-type="float" office:value="274.4">
                <text:p>274.4</text:p>
              </table:table-cell>
              <table:table-cell office:value-type="float" office:value="638.4">
                <text:p>6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435.4">
                <text:p>435.4</text:p>
              </table:table-cell>
              <table:table-cell office:value-type="float" office:value="283.4">
                <text:p>283.4</text:p>
              </table:table-cell>
              <table:table-cell office:value-type="float" office:value="718.8">
                <text:p>71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528.4">
                <text:p>528.4</text:p>
              </table:table-cell>
              <table:table-cell office:value-type="float" office:value="255.8">
                <text:p>255.8</text:p>
              </table:table-cell>
              <table:table-cell office:value-type="float" office:value="784.2">
                <text:p>78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